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61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5"/>
      <style:map style:condition="cell-content()=&quot;N&quot;" style:apply-style-name="Fail" style:base-cell-address="WP1.B5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9" style:family="table-cell" style:parent-style-name="Default" style:data-style-name="N112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wrap-option="wrap" style:vertical-align="middle"/>
    </style:style>
    <style:style style:name="ce11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wrap-option="wrap" style:vertical-align="middl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12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19" table:default-cell-style-name="ce3"/>
        <table:table-column table:style-name="co22" table:default-cell-style-name="ce3"/>
        <table:table-column table:style-name="co13" table:number-columns-repeated="99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4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9"/>
          <table:covered-table-cell table:style-name="ce11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5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9" office:value-type="string" calcext:value-type="string">
            <text:p>dt</text:p>
          </table:table-cell>
          <table:table-cell table:style-name="ce11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office:value-type="string" calcext:value-type="string">
            <text:p>ac7c3f04f2e7a1f7711b6dbc24a09cddbcacaf3a</text:p>
          </table:table-cell>
          <table:table-cell office:value-type="string" calcext:value-type="string">
            <text:p>v0.0.T1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9216" calcext:value-type="float">
            <text:p>9216</text:p>
          </table:table-cell>
          <table:table-cell table:number-columns-repeated="2" office:value-type="float" office:value="1.31253" calcext:value-type="float">
            <text:p>1.31253</text:p>
          </table:table-cell>
          <table:table-cell table:style-name="ce12" table:formula="of:=100 * ([.Z3]-[.Y3])/[.Y3]" office:value-type="float" office:value="0" calcext:value-type="float">
            <text:p>0.00E+00</text:p>
          </table:table-cell>
          <table:table-cell table:style-name="ce12" table:formula="of:=[.AA3]/[.X3]" office:value-type="float" office:value="0" calcext:value-type="float">
            <text:p>0.00E+0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253" calcext:value-type="float">
            <text:p>1.31253</text:p>
          </table:table-cell>
          <table:table-cell table:style-name="ce12" table:formula="of:=100*([.AD3]-[.AC3])/[.AC3]" office:value-type="float" office:value="0.00228571428571234" calcext:value-type="float">
            <text:p>2.29E-03</text:p>
          </table:table-cell>
          <table:table-cell office:value-type="string" calcext:value-type="string">
            <text:p>Qualitatively both fields look the same, paraview gives initial mass 1.3125, hence that is used in comparis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b6a68700caec337e3d0370fd0f39a24a0d9d4a14</text:p>
          </table:table-cell>
          <table:table-cell office:value-type="string" calcext:value-type="string">
            <text:p>v0.0.T2a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b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DIFFUS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5]*[.P5]/([.I5]/[.E5])" office:value-type="float" office:value="0.106666666666667" calcext:value-type="float">
            <text:p>1.07E-01</text:p>
          </table:table-cell>
          <table:table-cell table:formula="of:=(10*[.I5]/[.L5])/[.P5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b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5]*[.F5]*[.G5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c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+ DIFFUSION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6]*[.P6]/([.I6]/[.E6])" office:value-type="float" office:value="0.106666666666667" calcext:value-type="float">
            <text:p>1.07E-01</text:p>
          </table:table-cell>
          <table:table-cell table:formula="of:=(10*[.I6]/[.L6])/[.P6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c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6]*[.F6]*[.G6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advection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7]*[.P7]/([.I7]/[.E7])" office:value-type="float" office:value="0.106666666666667" calcext:value-type="float">
            <text:p>1.07E-01</text:p>
          </table:table-cell>
          <table:table-cell table:formula="of:=(10*[.I7]/[.L7])/[.P7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3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T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8]*[.P8]/([.I8]/[.E8])" office:value-type="float" office:value="0.106666666666667" calcext:value-type="float">
            <text:p>1.07E-01</text:p>
          </table:table-cell>
          <table:table-cell table:formula="of:=(10*[.I8]/[.L8])/[.P8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4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T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9]*[.P9]/([.I9]/[.E9])" office:value-type="float" office:value="0.106666666666667" calcext:value-type="float">
            <text:p>1.07E-01</text:p>
          </table:table-cell>
          <table:table-cell table:formula="of:=(10*[.I9]/[.L9])/[.P9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5</text:p>
          </table:table-cell>
          <table:table-cell table:number-columns-repeated="100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1"/>
          <table:table-cell table:style-name="Default"/>
          <table:table-cell table:number-columns-repeated="100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13"/>
          <table:table-cell table:number-columns-repeated="1000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7:WP1.B1048576 WP1.B1:WP1.B4">
            <calcext:condition calcext:apply-style-name="Pass" calcext:value="=&quot;Y&quot;" calcext:base-cell-address="WP1.B1"/>
            <calcext:condition calcext:apply-style-name="Fail" calcext:value="=&quot;N&quot;" calcext:base-cell-address="WP1.B1"/>
          </calcext:conditional-format>
          <calcext:conditional-format calcext:target-range-address="WP1.B5:WP1.B5">
            <calcext:condition calcext:apply-style-name="Pass" calcext:value="=&quot;Y&quot;" calcext:base-cell-address="WP1.B5"/>
            <calcext:condition calcext:apply-style-name="Fail" calcext:value="=&quot;N&quot;" calcext:base-cell-address="WP1.B5"/>
          </calcext:conditional-format>
          <calcext:conditional-format calcext:target-range-address="WP1.B6:WP1.B6">
            <calcext:condition calcext:apply-style-name="Pass" calcext:value="=&quot;Y&quot;" calcext:base-cell-address="WP1.B6"/>
            <calcext:condition calcext:apply-style-name="Fail" calcext:value="=&quot;N&quot;" calcext:base-cell-address="WP1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6:47:31.898876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3T16:47:39.316882051</dc:date>
    <meta:editing-duration>PT5H59M47S</meta:editing-duration>
    <meta:editing-cycles>38</meta:editing-cycles>
    <meta:generator>LibreOffice/5.1.4.2$Linux_X86_64 LibreOffice_project/10m0$Build-2</meta:generator>
    <meta:document-statistic meta:table-count="1" meta:cell-count="200" meta:object-count="0"/>
  </office:meta>
</office:document-meta>
</file>